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2.558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2.29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1.429cm"/>
    </style:style>
    <style:style style:name="co7" style:family="table-column">
      <style:table-column-properties fo:break-before="auto" style:column-width="1.058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71cm solid #000000" style:text-align-source="fix" style:repeat-content="false" fo:border-left="0.071cm solid #000000" fo:border-right="0.002cm solid #000000" fo:border-top="0.071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02cm solid #000000" style:text-align-source="fix" style:repeat-content="false" fo:border-left="0.071cm solid #000000" fo:border-right="0.002cm solid #000000" fo:border-top="none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0.002cm solid #000000" style:text-align-source="fix" style:repeat-content="false" fo:border-left="0.071cm solid #000000" fo:border-right="0.002cm solid #000000" fo:border-top="0.002cm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fo:border-bottom="0.071cm solid #000000" style:text-align-source="fix" style:repeat-content="false" fo:border-left="0.071cm solid #000000" fo:border-right="0.002cm solid #000000" fo:border-top="0.002cm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0.071cm solid #000000" style:text-align-source="fix" style:repeat-content="false" fo:border-left="0.071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71cm solid #000000" fo:border-right="0.002cm solid #000000" fo:border-top="0.002cm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ff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ff0000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8000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ff950e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ff00ff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ffff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996633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b3b300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7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71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none" style:vertical-align="automatic"/>
      <style:paragraph-properties fo:text-align="center"/>
      <style:text-properties fo:color="#ff0000"/>
    </style:style>
    <style:style style:name="ce25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0000"/>
    </style:style>
    <style:style style:name="ce26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0000"/>
    </style:style>
    <style:style style:name="ce27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3366"/>
    </style:style>
    <style:style style:name="ce29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00ff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ffff"/>
    </style:style>
    <style:style style:name="ce31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00ff"/>
    </style:style>
    <style:style style:name="ce3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none" style:vertical-align="automatic"/>
      <style:paragraph-properties fo:text-align="center"/>
      <style:text-properties fo:color="#b3b300"/>
    </style:style>
    <style:style style:name="ce33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b3b300"/>
    </style:style>
    <style:style style:name="ce3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none" style:vertical-align="automatic"/>
      <style:paragraph-properties fo:text-align="center"/>
      <style:text-properties fo:color="#00ffff"/>
    </style:style>
    <style:style style:name="ce35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996633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00ff"/>
    </style:style>
    <style:style style:name="ce37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8000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none" style:vertical-align="automatic"/>
      <style:paragraph-properties fo:text-align="center"/>
      <style:text-properties fo:color="#ff950e"/>
    </style:style>
    <style:style style:name="ce41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950e"/>
    </style:style>
    <style:style style:name="ce4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00ff"/>
    </style:style>
    <style:style style:name="ce43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8000"/>
    </style:style>
    <style:style style:name="ce44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00ff"/>
    </style:style>
    <style:style style:name="ce45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ffff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8000"/>
    </style:style>
    <style:style style:name="ce47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none" style:vertical-align="automatic"/>
      <style:paragraph-properties fo:text-align="center"/>
      <style:text-properties fo:color="#008000"/>
    </style:style>
    <style:style style:name="ce48" style:family="table-cell" style:parent-style-name="Default" style:data-style-name="N0">
      <style:table-cell-properties fo:border-bottom="none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0000"/>
    </style:style>
    <style:style style:name="ce49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996633"/>
    </style:style>
    <style:style style:name="ce50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b3b3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3" table:default-cell-style-name="ce38"/>
        <table:table-column table:style-name="co7" table:default-cell-style-name="ce38"/>
        <table:table-column table:style-name="co6" table:number-columns-repeated="2" table:default-cell-style-name="ce38"/>
        <table:table-column table:style-name="co3" table:default-cell-style-name="ce38"/>
        <table:table-column table:style-name="co8" table:number-columns-repeated="1013" table:default-cell-style-name="ce38"/>
        <table:table-row table:style-name="ro1">
          <table:table-cell table:style-name="ce1" office:value-type="string">
            <text:p>Erde</text:p>
          </table:table-cell>
          <table:table-cell table:style-name="ce17" office:value-type="string">
            <text:p>Wasser</text:p>
          </table:table-cell>
          <table:table-cell table:style-name="ce23" office:value-type="string">
            <text:p>Kombination</text:p>
          </table:table-cell>
          <table:table-cell/>
          <table:table-cell table:style-name="ce1" office:value-type="string">
            <text:p>Feuer</text:p>
          </table:table-cell>
          <table:table-cell table:style-name="ce17" office:value-type="string">
            <text:p>Luft</text:p>
          </table:table-cell>
          <table:table-cell table:style-name="ce23"/>
          <table:table-cell/>
          <table:table-cell table:style-name="ce1" office:value-type="string">
            <text:p>Feuer</text:p>
          </table:table-cell>
          <table:table-cell table:style-name="ce17" office:value-type="string">
            <text:p>Erde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Lehm</text:p>
          </table:table-cell>
          <table:table-cell/>
          <table:table-cell table:style-name="ce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40" office:value-type="string">
            <text:p>Funke</text:p>
          </table:table-cell>
          <table:table-cell/>
          <table:table-cell table:style-name="ce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Asche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25" office:value-type="string">
            <text:p>Tropfstein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41" office:value-type="string">
            <text:p>Flamme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42" office:value-type="string">
            <text:p>Schwelbrand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25" office:value-type="string">
            <text:p>Treibsand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42" office:value-type="string">
            <text:p>Feuerball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25" office:value-type="string">
            <text:p>Lava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25" office:value-type="string">
            <text:p>Sandstein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43" office:value-type="string">
            <text:p>Lichtstrahl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25" office:value-type="string">
            <text:p>Glas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style-name="ce25" office:value-type="string">
            <text:p>Kreide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style-name="ce42" office:value-type="string">
            <text:p>Blitz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style-name="ce25" office:value-type="string">
            <text:p>Metall</text:p>
          </table:table-cell>
          <table:table-cell table:number-columns-repeated="101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6" office:value-type="string">
            <text:p>Gerölllawine</text:p>
          </table:table-cell>
          <table:table-cell/>
          <table:table-cell table:style-name="ce4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44" office:value-type="string">
            <text:p>Feuersturm</text:p>
          </table:table-cell>
          <table:table-cell/>
          <table:table-cell table:style-name="ce4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6" office:value-type="string">
            <text:p>Magma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Wasser</text:p>
          </table:table-cell>
          <table:table-cell table:style-name="ce21" office:value-type="string">
            <text:p>Erde</text:p>
          </table:table-cell>
          <table:table-cell table:style-name="ce27"/>
          <table:table-cell/>
          <table:table-cell table:style-name="ce5" office:value-type="string">
            <text:p>Luft</text:p>
          </table:table-cell>
          <table:table-cell table:style-name="ce21" office:value-type="string">
            <text:p>Feuer</text:p>
          </table:table-cell>
          <table:table-cell table:style-name="ce27"/>
          <table:table-cell/>
          <table:table-cell table:style-name="ce5" office:value-type="string">
            <text:p>Erde</text:p>
          </table:table-cell>
          <table:table-cell table:style-name="ce21" office:value-type="string">
            <text:p>Feuer</text:p>
          </table:table-cell>
          <table:table-cell table:style-name="ce27"/>
          <table:table-cell table:number-columns-repeated="10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Schlamm</text:p>
          </table:table-cell>
          <table:table-cell/>
          <table:table-cell table:style-name="ce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34" office:value-type="string">
            <text:p>Feuerhauch</text:p>
          </table:table-cell>
          <table:table-cell/>
          <table:table-cell table:style-name="ce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Kohle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25" office:value-type="string">
            <text:p>Salzwasser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45" office:value-type="string">
            <text:p>Feueratem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25" office:value-type="string">
            <text:p>Erdöl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28" office:value-type="string">
            <text:p>Gletscher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41" office:value-type="string">
            <text:p>Lichtwelle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25" office:value-type="string">
            <text:p>Ton</text:p>
          </table:table-cell>
          <table:table-cell table:number-columns-repeated="1013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29" office:value-type="string">
            <text:p>Tsunami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42" office:value-type="string">
            <text:p>Funkenflug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25" office:value-type="string">
            <text:p>Keramik</text:p>
          </table:table-cell>
          <table:table-cell table:number-columns-repeated="1013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30" office:value-type="string">
            <text:p>Wasserfall</text:p>
          </table:table-cell>
          <table:table-cell/>
          <table:table-cell table:style-name="ce6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46" office:value-type="string">
            <text:p>Wüstenwind</text:p>
          </table:table-cell>
          <table:table-cell/>
          <table:table-cell table:style-name="ce6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48" office:value-type="string">
            <text:p>Kristall</text:p>
          </table:table-cell>
          <table:table-cell table:number-columns-repeated="101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31" office:value-type="string">
            <text:p>Muräne</text:p>
          </table:table-cell>
          <table:table-cell/>
          <table:table-cell table:style-name="ce4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44" office:value-type="string">
            <text:p>Feuerschneise</text:p>
          </table:table-cell>
          <table:table-cell/>
          <table:table-cell table:style-name="ce4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49" office:value-type="string">
            <text:p>Erdbeben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" table:number-columns-repeated="3"/>
          <table:table-cell/>
          <table:table-cell table:style-name="ce7" table:number-columns-repeated="3"/>
          <table:table-cell table:number-columns-repeated="1013"/>
        </table:table-row>
        <table:table-row table:style-name="ro1">
          <table:table-cell table:style-name="ce1" office:value-type="string">
            <text:p>Luft</text:p>
          </table:table-cell>
          <table:table-cell table:style-name="ce17" office:value-type="string">
            <text:p>Wasser</text:p>
          </table:table-cell>
          <table:table-cell table:style-name="ce23"/>
          <table:table-cell/>
          <table:table-cell table:style-name="ce1" office:value-type="string">
            <text:p>Feuer</text:p>
          </table:table-cell>
          <table:table-cell table:style-name="ce17" office:value-type="string">
            <text:p>Wasser</text:p>
          </table:table-cell>
          <table:table-cell table:style-name="ce23"/>
          <table:table-cell/>
          <table:table-cell table:style-name="ce1" office:value-type="string">
            <text:p>Luft</text:p>
          </table:table-cell>
          <table:table-cell table:style-name="ce17" office:value-type="string">
            <text:p>Erde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32" office:value-type="string">
            <text:p>Böe</text:p>
          </table:table-cell>
          <table:table-cell/>
          <table:table-cell table:style-name="ce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Alkohol</text:p>
          </table:table-cell>
          <table:table-cell/>
          <table:table-cell table:style-name="ce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32" office:value-type="string">
            <text:p>Donner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33" office:value-type="string">
            <text:p>Windhose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25" office:value-type="string">
            <text:p>Glut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29" office:value-type="string">
            <text:p>Korrosion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33" office:value-type="string">
            <text:p>Gewitter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25" office:value-type="string">
            <text:p>Säure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43" office:value-type="string">
            <text:p>Smog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29" office:value-type="string">
            <text:p>Tornado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25" office:value-type="string">
            <text:p>Ölbrand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33" office:value-type="string">
            <text:p>Windstoß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style-name="ce29" office:value-type="string">
            <text:p>Orkan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style-name="ce25" office:value-type="string">
            <text:p>Gift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style-name="ce43" office:value-type="string">
            <text:p>Erdloch</text:p>
          </table:table-cell>
          <table:table-cell table:number-columns-repeated="101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31" office:value-type="string">
            <text:p>Eissturm</text:p>
          </table:table-cell>
          <table:table-cell/>
          <table:table-cell table:style-name="ce4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31" office:value-type="string">
            <text:p>Explosion</text:p>
          </table:table-cell>
          <table:table-cell/>
          <table:table-cell table:style-name="ce4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50" office:value-type="string">
            <text:p>Sandstur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Wasser</text:p>
          </table:table-cell>
          <table:table-cell table:style-name="ce21" office:value-type="string">
            <text:p>Luft</text:p>
          </table:table-cell>
          <table:table-cell table:style-name="ce27"/>
          <table:table-cell/>
          <table:table-cell table:style-name="ce5" office:value-type="string">
            <text:p>Wasser</text:p>
          </table:table-cell>
          <table:table-cell table:style-name="ce21" office:value-type="string">
            <text:p>Feuer</text:p>
          </table:table-cell>
          <table:table-cell table:style-name="ce27"/>
          <table:table-cell/>
          <table:table-cell table:style-name="ce5" office:value-type="string">
            <text:p>Erde</text:p>
          </table:table-cell>
          <table:table-cell table:style-name="ce21" office:value-type="string">
            <text:p>Luft</text:p>
          </table:table-cell>
          <table:table-cell table:style-name="ce27"/>
          <table:table-cell table:number-columns-repeated="10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34" office:value-type="string">
            <text:p>Regenschauer</text:p>
          </table:table-cell>
          <table:table-cell/>
          <table:table-cell table:style-name="ce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47" office:value-type="string">
            <text:p>Wasserdampf</text:p>
          </table:table-cell>
          <table:table-cell/>
          <table:table-cell table:style-name="ce2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Staub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35" office:value-type="string">
            <text:p>Wasserstrahl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43" office:value-type="string">
            <text:p>Nebel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1">
            <text:p>1</text:p>
          </table:table-cell>
          <table:table-cell table:style-name="ce25" office:value-type="string">
            <text:p>Sandhöhle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33" office:value-type="string">
            <text:p>Wasserwelle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41" office:value-type="string">
            <text:p>Regenbogen</text:p>
          </table:table-cell>
          <table:table-cell/>
          <table:table-cell table:style-name="ce3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25" office:value-type="string">
            <text:p>Erdgas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29" office:value-type="string">
            <text:p>Monsun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25" office:value-type="string">
            <text:p>Wolke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33" office:value-type="string">
            <text:p>Wanderdüne</text:p>
          </table:table-cell>
          <table:table-cell table:number-columns-repeated="1013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36" office:value-type="string">
            <text:p>Hurrikan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style-name="ce45" office:value-type="string">
            <text:p>Heiße Quelle</text:p>
          </table:table-cell>
          <table:table-cell/>
          <table:table-cell table:style-name="ce3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style-name="ce35" office:value-type="string">
            <text:p>Steinschlag</text:p>
          </table:table-cell>
          <table:table-cell table:number-columns-repeated="101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37" office:value-type="string">
            <text:p>Schneesturm</text:p>
          </table:table-cell>
          <table:table-cell/>
          <table:table-cell table:style-name="ce4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44" office:value-type="string">
            <text:p>Geysir</text:p>
          </table:table-cell>
          <table:table-cell/>
          <table:table-cell table:style-name="ce4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6" office:value-type="string">
            <text:p>Asteroid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/>
          <table:table-cell office:value-type="string">
            <text:p>Feuerdrache</text:p>
          </table:table-cell>
          <table:table-cell office:value-type="string">
            <text:p>Erddrache</text:p>
          </table:table-cell>
          <table:table-cell office:value-type="string">
            <text:p>Luftdrache</text:p>
          </table:table-cell>
          <table:table-cell office:value-type="string">
            <text:p>Wasserdrache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Materie zum Angreifen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15">
            <text:p>15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Kräfte zum Angreif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Kräfte zum Verstecken/Verdunkel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11" office:value-type="string">
            <text:p>Kräfte zum Erhelle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Kräfte zum Verbrenne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Kräfte zum Heil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>
            <text:p>Kräfte zum Zerteil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5" office:value-type="string">
            <text:p>Kräfte zum Verjag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>
            <text:p>Drachenstärke: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39" office:value-type="float" office:value="17">
            <text:p>17</text:p>
          </table:table-cell>
          <table:table-cell table:style-name="ce39" office:value-type="float" office:value="25">
            <text:p>25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Verteidigung: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39" office:value-type="float" office:value="13">
            <text:p>13</text:p>
          </table:table-cell>
          <table:table-cell table:style-name="ce39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Stärkster Drache: </text:p>
          </table:table-cell>
          <table:table-cell/>
          <table:table-cell office:value-type="string">
            <text:p>x</text:p>
          </table:table-cell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16" office:value-type="string">
            <text:p>Schwächster Drache: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1" table:number-rows-repeated="65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8" table:number-columns-repeated="1024" table:default-cell-style-name="ce38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2">
        <table:table-column table:style-name="co8" table:number-columns-repeated="1024" table:default-cell-style-name="ce38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799cm" fo:margin-right="1.799cm" style:print-page-order="ttb" style:first-page-number="continue" style:scale-to="100%" style:print="charts drawings objects"/>
      <style:header-style>
        <style:header-footer-properties fo:min-height="1.199cm" fo:margin-left="1.799cm" fo:margin-right="1.799cm" fo:margin-bottom="0cm"/>
      </style:header-style>
      <style:footer-style>
        <style:header-footer-properties fo:min-height="1.199cm" fo:margin-left="1.799cm" fo:margin-right="1.799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24.05.2017</text:date>, <text:time>18:36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initial-creator>Drachen</meta:initial-creator>
    <dc:creator>Tina Schmidtbauer</dc:creator>
    <meta:creation-date>2016-06-19T19:43:00Z</meta:creation-date>
    <dc:date>2017-05-24T18:36:13</dc:date>
    <meta:editing-duration>PT01H38M38S</meta:editing-duration>
    <meta:editing-cycles>28</meta:editing-cycles>
    <meta:document-statistic meta:table-count="3" meta:cell-count="299" meta:object-count="0"/>
  </office:meta>
</office:document-meta>
</file>